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margin-left="0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margin-left="0cm" fo:margin-right="0cm" fo:text-align="justify" style:justify-single-word="false" fo:text-indent="0cm" style:auto-text-indent="false"/>
    </style:style>
    <style:style style:name="P4" style:family="paragraph" style:parent-style-name="Standard">
      <style:paragraph-properties fo:margin-left="0cm" fo:margin-right="0cm" fo:text-align="justify" style:justify-single-word="false" fo:text-indent="0cm"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es plantes se retrouvent dans deux paysages du parc : la sansouïre et les pré salé. Le pré salé se retrouve dans les zones très souvent inondée et possède donc une végétation plus éparse que la sansouïre, qui est d'aspect plus buissonneux, situé en bord d'étang avec des niveaux d'eau contrôlés et le long des nappes salés.</text:p>
      <text:p text:style-name="P3">D'autres endroits, plus éloignés de la nappe et du bord de mer présentent des niveaux de salinité différents dans leur sol, ne permettant pas à ces plantes nécessiteuses en sel de pousser. Ces zones se développent souvent autour d'une mare d'eau douce résultant de la pluie ou d'une arrivé d'eau d'une rivière ou fleuve environnant. En fonction des saisons et des précipitations, l'eau peut y être stagnante ou partiellement courante ayant principalement un effet sur son taux d'oxygène et donc la biodiversité qui l'entoure.</text:p>
      <text:p text:style-name="P3">Très différentes de leurs voisines, les plantes de ces milieux sont tout autant adaptées aux conditions de leur habitat mais demeurent plus fragiles et bien moins « grasses ». Souvent hélophyte (semi aquatique) ou au moins hygrophiles (qui ont un fort besoin en eau), elle forment la frontière entre la terre ferme et les eaux dormantes. Dans le parc du Mejean, c'est la Roselière qui rempli ce rôle.</text:p>
      <text:p text:style-name="P3">Très proches les une des autres, ces différents biotopes partagent une partie de leurs caractéristiques, notamment la population animale. La biodiversité reste néanmoins plus variée dans les zone d'eau douce.</text:p>
      <text:p text:style-name="P3">Tous ces espaces s'organisent autour d'un élément central, l'étang. Chacune des zones communique plus ou moins avec ce dernier et est répartie en fonction de la distance qui l'en sépare (puis en fonction de l'apport d'eau et de la présence ou non de nappe salé). De plus, ces zones vont avoir tendance à se « déplacer » en fonction des sécheresses, inondations ou changements dans la présence d'un critère déterminant comme le sel, faisant de cet espace un endroit dynamique.</text:p>
      <text:p text:style-name="P2">Nous pouvons donc en déduire qu'il existe des relation entres différents biotopes qui déterminent leur présence ou leur abs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7T18:14:37.87</meta:creation-date>
    <dc:date>2018-01-28T22:04:16.64</dc:date>
    <meta:editing-duration>PT5H45M25S</meta:editing-duration>
    <meta:editing-cycles>8</meta:editing-cycles>
    <meta:generator>OpenOffice/4.1.3$Win32 OpenOffice.org_project/413m1$Build-9783</meta:generator>
    <meta:document-statistic meta:table-count="0" meta:image-count="0" meta:object-count="0" meta:page-count="1" meta:paragraph-count="6" meta:word-count="338" meta:character-count="2061"/>
    <dc:creator>Silène Godard-Cadillac</dc:creator>
  </office:meta>
</office:document-meta>
</file>